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d27" officeooo:paragraph-rsid="00040d27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40d27" style:font-size-asian="14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4" style:family="text">
      <style:text-properties fo:font-size="16pt" style:text-underline-style="none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<text:tab/><text:span text:style-name="T2">REF: H234</text:span></text:p>
      <text:p text:style-name="Standard"><text:span text:style-name="T2">Benvolguts/udes companys/es</text:span></text:p>
      <text:p text:style-name="Standard"><text:span text:style-name="T2"/></text:p>
      <text:p text:style-name="P1"><text:span text:style-name="T4"/></text:p>
      <text:p text:style-name="P1"><text:span text:style-name="T4">Hola</text:span><text:span text:style-name="T1"> els volem informar que tots el usuiaris tenen un mes per pagar el IBI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Saluts cordials</text:span></text:p>
      <text:p text:style-name="Standard"><text:span text:style-name="T2"/></text:p>
      <text:p text:style-name="Standard"><text:span text:style-name="T2">[rúbrica]</text:span></text:p>
      <text:p text:style-name="Standard"><text:span text:style-name="T2"/></text:p>
      <text:p text:style-name="Standard"><text:span text:style-name="T2">Maria Puig i Comes</text:span></text:p>
      <text:p text:style-name="Standard"><text:span text:style-name="T2">Assessora del ramis de Menorca</text:span></text:p>
      <text:p text:style-name="Standard"><text:span text:style-name="T2"/></text:p>
      <text:p text:style-name="Standard"><text:span text:style-name="T2">Maó, 20 de novembra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9:23:10.152423490</meta:creation-date>
    <dc:date>2023-11-20T19:29:33.104954439</dc:date>
    <meta:editing-duration>PT6M23S</meta:editing-duration>
    <meta:editing-cycles>1</meta:editing-cycles>
    <meta:document-statistic meta:table-count="0" meta:image-count="0" meta:object-count="0" meta:page-count="1" meta:paragraph-count="8" meta:word-count="37" meta:character-count="220" meta:non-whitespace-character-count="180"/>
    <meta:generator>LibreOffice/7.3.7.2$Linux_X86_64 LibreOffice_project/30$Build-2</meta:generator>
  </office:meta>
</office:document-meta>
</file>